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4.309cm" fo:margin-left="2.561cm" table:align="left"/>
    </style:style>
    <style:style style:name="Table2.A" style:family="table-column">
      <style:table-column-properties style:column-width="12.208cm"/>
    </style:style>
    <style:style style:name="Table2.B" style:family="table-column">
      <style:table-column-properties style:column-width="2.1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.708cm" style:rel-column-width="8710*"/>
    </style:style>
    <style:style style:name="Table1.B" style:family="table-column">
      <style:table-column-properties style:column-width="1.819cm" style:rel-column-width="5850*"/>
    </style:style>
    <style:style style:name="Table1.C" style:family="table-column">
      <style:table-column-properties style:column-width="2.263cm" style:rel-column-width="7280*"/>
    </style:style>
    <style:style style:name="Table1.E" style:family="table-column">
      <style:table-column-properties style:column-width="2.265cm" style:rel-column-width="7286*"/>
    </style:style>
    <style:style style:name="Table1.I" style:family="table-column">
      <style:table-column-properties style:column-width="2.267cm" style:rel-column-width="7289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10pt" officeooo:rsid="00d5a44a" officeooo:paragraph-rsid="0075c750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officeooo:rsid="00dda04d" officeooo:paragraph-rsid="0075c75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officeooo:rsid="00da8236" officeooo:paragraph-rsid="0075c75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officeooo:rsid="00dab146" officeooo:paragraph-rsid="0075c75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officeooo:rsid="00dc23b7" officeooo:paragraph-rsid="0075c750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rlito" fo:font-size="10pt" officeooo:paragraph-rsid="0075c750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officeooo:rsid="00c5cfc6" officeooo:paragraph-rsid="0075c750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0pt" officeooo:rsid="00d0d9c2" officeooo:paragraph-rsid="0075c750"/>
    </style:style>
    <style:style style:name="P9" style:family="paragraph" style:parent-style-name="Table_20_Contents">
      <style:paragraph-properties fo:text-align="center" style:justify-single-word="false"/>
      <style:text-properties style:font-name="Carlito" fo:font-size="10pt" officeooo:rsid="00c92302" officeooo:paragraph-rsid="0075c750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0pt" officeooo:rsid="00cd364b" officeooo:paragraph-rsid="0075c750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0pt" officeooo:rsid="00cfb570" officeooo:paragraph-rsid="0075c750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0pt" officeooo:rsid="00ce03d0" officeooo:paragraph-rsid="0075c750"/>
    </style:style>
    <style:style style:name="P13" style:family="paragraph" style:parent-style-name="Text_20_body">
      <style:text-properties fo:font-size="4pt" officeooo:paragraph-rsid="0075c750" style:font-size-asian="4.19999980926514pt" style:font-size-complex="4.80000019073486pt"/>
    </style:style>
    <style:style style:name="P14" style:family="paragraph" style:parent-style-name="Text_20_body">
      <style:text-properties fo:font-size="4pt" officeooo:paragraph-rsid="007df003" style:font-size-asian="4.19999980926514pt" style:font-size-complex="4.80000019073486pt"/>
    </style:style>
    <style:style style:name="P15" style:family="paragraph" style:parent-style-name="Text_20_body">
      <style:text-properties fo:color="#000000" loext:opacity="100%" style:font-name="Calibri" fo:font-size="10pt" fo:language="fr" fo:country="FR" fo:font-style="normal" style:text-underline-style="none" fo:font-weight="normal" officeooo:rsid="00c43e05" officeooo:paragraph-rsid="0075c750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text-properties officeooo:paragraph-rsid="0075c750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" fo:font-size="10pt" officeooo:rsid="00d42b2f" officeooo:paragraph-rsid="0075c750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d4554b" officeooo:paragraph-rsid="0075c750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" fo:font-size="4pt" style:text-underline-style="none" fo:font-weight="normal" officeooo:rsid="0024dd70" officeooo:paragraph-rsid="0049b282" style:font-size-asian="4.19999980926514pt" style:font-weight-asian="normal" style:font-size-complex="4.80000019073486pt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" fo:font-size="13pt" style:text-underline-style="solid" style:text-underline-width="auto" style:text-underline-color="font-color" fo:font-weight="bold" officeooo:rsid="00d7a312" officeooo:paragraph-rsid="0075c750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75c750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75c750"/>
    </style:style>
    <style:style style:name="P2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7df003" style:font-size-asian="16pt" style:font-weight-asian="bold" style:font-size-complex="16pt" style:font-weight-complex="bold"/>
    </style:style>
    <style:style style:name="P24" style:family="paragraph" style:parent-style-name="Title">
      <style:paragraph-properties fo:margin-top="0cm" fo:margin-bottom="0cm" style:contextual-spacing="false"/>
      <style:text-properties fo:color="#3465a4" loext:opacity="100%" style:font-name="Calibri" fo:font-size="28pt" style:text-underline-style="solid" style:text-underline-width="auto" style:text-underline-color="font-color" fo:font-weight="bold" officeooo:rsid="0075c750" officeooo:paragraph-rsid="0075c750" style:font-name-asian="Noto Sans CJK SC" style:font-size-asian="28pt" style:font-weight-asian="bold" style:font-name-complex="Lohit Devanagari" style:font-size-complex="28pt" style:font-weight-complex="bold"/>
    </style:style>
    <style:style style:name="P25" style:family="paragraph" style:parent-style-name="Text_20_body">
      <style:paragraph-properties fo:margin-top="0.101cm" fo:margin-bottom="0.101cm" style:contextual-spacing="false"/>
      <style:text-properties style:font-name="Calibri" fo:font-size="10pt" officeooo:paragraph-rsid="0075c750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d4554b" officeooo:paragraph-rsid="0075c750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6pt" style:text-underline-style="solid" style:text-underline-width="auto" style:text-underline-color="font-color" fo:font-weight="bold" officeooo:rsid="0028939e" officeooo:paragraph-rsid="0075c750" style:font-size-asian="16pt" style:font-weight-asian="bold" style:font-size-complex="16pt" style:font-weight-complex="bold"/>
    </style:style>
    <style:style style:name="T1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2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3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4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c323d9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bd08e7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font-size="12pt" fo:language="fr" fo:country="FR" fo:font-style="normal" style:text-underline-style="none" fo:font-weight="bold" officeooo:rsid="0028939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3465a4" loext:opacity="100%" style:font-name="Calibri" fo:font-size="12pt" fo:language="fr" fo:country="FR" fo:font-style="normal" style:text-underline-style="none" fo:font-weight="bold" officeooo:rsid="005401d9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3465a4" loext:opacity="100%" style:font-name="Calibri" fo:font-size="12pt" fo:language="fr" fo:country="FR" fo:font-style="normal" style:text-underline-style="none" fo:font-weight="bold" officeooo:rsid="009d0f76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3465a4" loext:opacity="100%" style:font-name="Calibri" fo:font-size="12pt" fo:language="fr" fo:country="FR" fo:font-style="normal" style:text-underline-style="none" fo:font-weight="bold" officeooo:rsid="00bb2e77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3465a4" loext:opacity="100%" style:font-name="Calibri" fo:font-size="12pt" fo:language="fr" fo:country="FR" fo:font-style="normal" style:text-underline-style="none" fo:font-weight="bold" officeooo:rsid="004c4d0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3465a4" loext:opacity="100%" officeooo:rsid="00b37a15"/>
    </style:style>
    <style:style style:name="T13" style:family="text">
      <style:text-properties fo:color="#3465a4" loext:opacity="100%" officeooo:rsid="0028939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b5945e" style:font-weight-asian="normal" style:font-weight-complex="normal"/>
    </style:style>
    <style:style style:name="T16" style:family="text">
      <style:text-properties style:text-underline-style="none" fo:font-weight="normal" officeooo:rsid="00d4554b" style:font-weight-asian="normal" style:font-weight-complex="normal"/>
    </style:style>
    <style:style style:name="T17" style:family="text">
      <style:text-properties style:text-underline-style="none" fo:font-weight="bold" officeooo:rsid="00f29242" style:font-weight-asian="bold" style:font-weight-complex="bold"/>
    </style:style>
    <style:style style:name="T18" style:family="text">
      <style:text-properties style:text-underline-style="none" fo:font-weight="bold" officeooo:rsid="00f4b4c0" style:font-weight-asian="bold" style:font-weight-complex="bold"/>
    </style:style>
    <style:style style:name="T19" style:family="text">
      <style:text-properties style:text-underline-style="none" fo:font-weight="bold" officeooo:rsid="00e2e39c" style:font-weight-asian="bold" style:font-weight-complex="bold"/>
    </style:style>
    <style:style style:name="T20" style:family="text">
      <style:text-properties style:text-underline-style="none" fo:font-weight="bold" officeooo:rsid="00d4554b" style:font-weight-asian="bold" style:font-weight-complex="bold"/>
    </style:style>
    <style:style style:name="T21" style:family="text">
      <style:text-properties style:text-underline-style="none" officeooo:rsid="0028939e"/>
    </style:style>
    <style:style style:name="T22" style:family="text">
      <style:text-properties fo:color="#000000" loext:opacity="100%" style:font-name="Calibri" fo:font-size="10pt" fo:language="fr" fo:country="FR" fo:font-style="normal" style:text-underline-style="none" fo:font-weight="normal" officeooo:rsid="00c323d9" style:font-size-asian="8.75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font-name="Calibri" fo:font-size="10pt" fo:language="fr" fo:country="FR" fo:font-style="normal" style:text-underline-style="none" fo:font-weight="normal" officeooo:rsid="00bf7422" style:font-size-asian="8.75pt" style:font-style-asian="normal" style:font-weight-asian="normal" style:font-size-complex="10pt" style:font-style-complex="normal" style:font-weight-complex="normal"/>
    </style:style>
    <style:style style:name="T24" style:family="text">
      <style:text-properties officeooo:rsid="00dd0bbe"/>
    </style:style>
    <style:style style:name="T25" style:family="text">
      <style:text-properties officeooo:rsid="00c4aab7"/>
    </style:style>
    <style:style style:name="T26" style:family="text">
      <style:text-properties officeooo:rsid="00d0d9c2"/>
    </style:style>
    <style:style style:name="T27" style:family="text">
      <style:text-properties officeooo:rsid="00ca40a5"/>
    </style:style>
    <style:style style:name="T28" style:family="text">
      <style:text-properties fo:font-style="italic" style:text-underline-style="none" fo:font-weight="normal" officeooo:rsid="00b79344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bfb23b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bfe1e0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b5945e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d42b2f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109d099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7b5ebc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bold" officeooo:rsid="00c1d662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officeooo:rsid="00b79344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none" fo:font-weight="bold" officeooo:rsid="0109d099" style:font-style-asian="italic" style:font-weight-asian="bold" style:font-style-complex="italic" style:font-weight-complex="bold"/>
    </style:style>
    <style:style style:name="T38" style:family="text">
      <style:text-properties officeooo:rsid="00d4554b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ache Complexe : Quelle planète du système solaire est la plus rapide ?</text:p>
      <text:p text:style-name="P19"/>
      <text:p text:style-name="P14"/>
      <text:p text:style-name="P23"><draw:frame draw:style-name="fr1" draw:name="Image 28" text:anchor-type="char" svg:x="-0.145cm" svg:y="-0.044cm" svg:width="0.831cm" svg:height="0.85cm" draw:z-index="3"><draw:image xlink:href="Pictures/100002010000003700000038820D70CD956B362B.png" xlink:type="simple" xlink:show="embed" xlink:actuate="onLoad" draw:mime-type="image/png"/></draw:frame><text:span text:style-name="T21"><text:s text:c="5"/></text:span><text:span text:style-name="T12">Votre mission-travail à réaliser </text:span><text:span text:style-name="T13">:</text:span></text:p>
      <text:p text:style-name="P25"><text:span text:style-name="T28">Les 8 planètes du système solaire tournent autour du Soleil</text:span><text:span text:style-name="T29"> </text:span><text:span text:style-name="T30">avec </text:span><text:span text:style-name="T29">une trajectoire quasi circulaire</text:span><text:span text:style-name="T31">. </text:span><text:span text:style-name="T32">Vous devez </text:span><text:span text:style-name="T31">déterminer </text:span><text:span text:style-name="T35">quelle planète </text:span><text:span text:style-name="T36">se déplace à la plus grande vitesse</text:span><text:span text:style-name="T28"> </text:span><text:span text:style-name="T33">puis </text:span><text:span text:style-name="T37">à quelle vitesse cette planète se déplace en mètre/seconde </text:span><text:span text:style-name="T31">à l'aide des documents </text:span><text:span text:style-name="T34">1,2,3</text:span><text:span text:style-name="T31"> et de vos réflexions.</text:span></text:p>
      <text:p text:style-name="P17"><text:span text:style-name="T15">V</text:span><text:span text:style-name="T14">ous devrez rédiger </text:span><text:span text:style-name="T17">sur une nouvelle feuille </text:span><text:span text:style-name="T18">avec</text:span><text:span text:style-name="T19"> le nom de chaque membre du groupe </text:span><text:span text:style-name="T17"><text:s/></text:span><text:span text:style-name="T14">un compte rendu </text:span><text:span text:style-name="T20">illustré d'un dessin</text:span><text:span text:style-name="T16"> qui présente votre raisonnement, vos calculs et votre conclusion. </text:span></text:p>
      <text:p text:style-name="P18"/>
      <text:p text:style-name="P20"><text:span text:style-name="T38">C</text:span>ritères d'évaluation :</text:p>
      <table:table table:name="Table2" table:style-name="Table2">
        <table:table-column table:style-name="Table2.A"/>
        <table:table-column table:style-name="Table2.B"/>
        <table:table-row table:style-name="TableLine94153914828752">
          <table:table-cell table:style-name="Table2.A1" office:value-type="string">
            <text:p text:style-name="P1">Travail de groupe efficace (tout le monde travaille, groupe sérieux)</text:p>
          </table:table-cell>
          <table:table-cell table:style-name="Table2.B1" office:value-type="string">
            <text:p text:style-name="P2">3</text:p>
          </table:table-cell>
        </table:table-row>
        <table:table-row table:style-name="TableLine94153914837216">
          <table:table-cell table:style-name="Table2.A2" office:value-type="string">
            <text:p text:style-name="P3">Raisonnement bien expliqué et présenté</text:p>
          </table:table-cell>
          <table:table-cell table:style-name="Table2.B2" office:value-type="string">
            <text:p text:style-name="P2">3</text:p>
          </table:table-cell>
        </table:table-row>
        <table:table-row table:style-name="TableLine94153914838784">
          <table:table-cell table:style-name="Table2.A2" office:value-type="string">
            <text:p text:style-name="P4">Raisonnement <text:span text:style-name="T24">juste</text:span></text:p>
          </table:table-cell>
          <table:table-cell table:style-name="Table2.B2" office:value-type="string">
            <text:p text:style-name="P2">2.5</text:p>
          </table:table-cell>
        </table:table-row>
        <table:table-row table:style-name="TableLine94153914839440">
          <table:table-cell table:style-name="Table2.A2" office:value-type="string">
            <text:p text:style-name="P5">Résultat <text:span text:style-name="T24">juste</text:span></text:p>
          </table:table-cell>
          <table:table-cell table:style-name="Table2.B2" office:value-type="string">
            <text:p text:style-name="P2">1.5</text:p>
          </table:table-cell>
        </table:table-row>
      </table:table>
      <text:p text:style-name="P18"/>
      <text:p text:style-name="P21"><text:span text:style-name="T1">Doc</text:span><text:span text:style-name="T2">ument</text:span><text:span text:style-name="T1"> </text:span><text:span text:style-name="T1"><text:sequence text:ref-name="refDrawing0" text:name="Drawing" text:formula="ooow:Drawing+1" style:num-format="1">1</text:sequence></text:span><text:span text:style-name="T3">. </text:span><text:span text:style-name="T5">Vitesse</text:span><text:span text:style-name="T4">.</text:span></text:p>
      <text:p text:style-name="P16"><text:span text:style-name="T22">La vitesse d'un objet est la distance parcourue par un objet divisé par le temps pris à parcourir cette distance : </text:span><text:span text:style-name="T22"><draw:frame draw:style-name="fr2" draw:name="Object3" text:anchor-type="as-char" svg:y="-0.619cm" svg:width="1.104cm" svg:height="0.9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<text:p text:style-name="P13"/>
      <text:p text:style-name="P22"><text:span text:style-name="T7">Doc</text:span><text:span text:style-name="T8">ument</text:span><text:span text:style-name="T7"> </text:span><text:span text:style-name="T7"><text:sequence text:ref-name="refDrawing1" text:name="Drawing" text:formula="ooow:Drawing+1" style:num-format="1">2</text:sequence></text:span><text:span text:style-name="T9">. </text:span><text:span text:style-name="T10">Formule du périmètre</text:span><text:span text:style-name="T11">.</text:span></text:p>
      <text:p text:style-name="P16"><text:span text:style-name="T23">Le périmètre d'un cercle est la longueur de son contour, on peut le déterminer grâce à la formule </text:span><text:span text:style-name="T23"><draw:frame draw:style-name="fr2" draw:name="Object1" text:anchor-type="as-char" svg:y="-0.377cm" svg:width="1.695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3">ou P est le périmètre, R le rayon du cercle et </text:span><text:span text:style-name="T23"><draw:frame draw:style-name="fr2" draw:name="Object2" text:anchor-type="as-char" svg:y="-0.222cm" svg:width="0.457cm" svg:height="0.24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3">la fameuse constante mathématique environ égale à 3.14.</text:span></text:p>
      <text:p text:style-name="P13"/>
      <text:p text:style-name="P21"><text:span text:style-name="T1">Doc</text:span><text:span text:style-name="T2">ument</text:span><text:span text:style-name="T1"> </text:span><text:span text:style-name="T1"><text:sequence text:ref-name="refDrawing2" text:name="Drawing" text:formula="ooow:Drawing+1" style:num-format="1">3</text:sequence></text:span><text:span text:style-name="T3">. </text:span><text:span text:style-name="T6">Période de révolution autour du Soleil</text:span><text:span text:style-name="T4">.</text:span></text:p>
      <text:p text:style-name="P15">La période de révolution autour du Soleil est le temps mis par une planète à faire le tour complet du Soleil, <text:span text:style-name="T25">pour la Terre par exemple, elle est de 365.25 jours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3"/>
        <table:table-column table:style-name="Table1.I"/>
        <table:table-row table:style-name="TableLine9415391319528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Mercure</text:p>
          </table:table-cell>
          <table:table-cell table:style-name="Table1.A1" office:value-type="string">
            <text:p text:style-name="P7">Vénus</text:p>
          </table:table-cell>
          <table:table-cell table:style-name="Table1.A1" office:value-type="string">
            <text:p text:style-name="P7">Terre</text:p>
          </table:table-cell>
          <table:table-cell table:style-name="Table1.A1" office:value-type="string">
            <text:p text:style-name="P7">Mars</text:p>
          </table:table-cell>
          <table:table-cell table:style-name="Table1.A1" office:value-type="string">
            <text:p text:style-name="P7">Jupiter</text:p>
          </table:table-cell>
          <table:table-cell table:style-name="Table1.A1" office:value-type="string">
            <text:p text:style-name="P7">Saturne</text:p>
          </table:table-cell>
          <table:table-cell table:style-name="Table1.A1" office:value-type="string">
            <text:p text:style-name="P7">Uranus</text:p>
          </table:table-cell>
          <table:table-cell table:style-name="Table1.I1" office:value-type="string">
            <text:p text:style-name="P7">Neptune</text:p>
          </table:table-cell>
        </table:table-row>
        <table:table-row table:style-name="TableLine94153913193104">
          <table:table-cell table:style-name="Table1.A2" office:value-type="string">
            <text:p text:style-name="P7">Distance au soleil</text:p>
            <text:p text:style-name="P7">(en <text:span text:style-name="T26">millions de </text:span><text:s/>k<text:span text:style-name="T26">ilo</text:span>m<text:span text:style-name="T26">ètre</text:span>)</text:p>
          </table:table-cell>
          <table:table-cell table:style-name="Table1.A2" office:value-type="string">
            <text:p text:style-name="P8">58</text:p>
          </table:table-cell>
          <table:table-cell table:style-name="Table1.A2" office:value-type="string">
            <text:p text:style-name="P8">108</text:p>
          </table:table-cell>
          <table:table-cell table:style-name="Table1.A2" office:value-type="string">
            <text:p text:style-name="P9">150</text:p>
          </table:table-cell>
          <table:table-cell table:style-name="Table1.A2" office:value-type="string">
            <text:p text:style-name="P8">228</text:p>
          </table:table-cell>
          <table:table-cell table:style-name="Table1.A2" office:value-type="string">
            <text:p text:style-name="P8">778</text:p>
          </table:table-cell>
          <table:table-cell table:style-name="Table1.A2" office:value-type="string">
            <text:p text:style-name="P8">1427</text:p>
          </table:table-cell>
          <table:table-cell table:style-name="Table1.A2" office:value-type="string">
            <text:p text:style-name="P8">2870</text:p>
          </table:table-cell>
          <table:table-cell table:style-name="Table1.I2" office:value-type="string">
            <text:p text:style-name="P8">4497</text:p>
          </table:table-cell>
        </table:table-row>
        <table:table-row table:style-name="TableLine94153914534224">
          <table:table-cell table:style-name="Table1.A2" office:value-type="string">
            <text:p text:style-name="P7">Période de révolution </text:p>
            <text:p text:style-name="P7"><text:span text:style-name="T27">(</text:span>en jour<text:span text:style-name="T27">)</text:span></text:p>
          </table:table-cell>
          <table:table-cell table:style-name="Table1.A2" office:value-type="string">
            <text:p text:style-name="P10">8<text:span text:style-name="T26">8</text:span></text:p>
          </table:table-cell>
          <table:table-cell table:style-name="Table1.A2" office:value-type="string">
            <text:p text:style-name="P11">224.<text:span text:style-name="T26">7</text:span></text:p>
          </table:table-cell>
          <table:table-cell table:style-name="Table1.A2" office:value-type="string">
            <text:p text:style-name="P12">365.25</text:p>
          </table:table-cell>
          <table:table-cell table:style-name="Table1.A2" office:value-type="string">
            <text:p text:style-name="P7">687</text:p>
          </table:table-cell>
          <table:table-cell table:style-name="Table1.A2" office:value-type="string">
            <text:p text:style-name="P7">4331</text:p>
          </table:table-cell>
          <table:table-cell table:style-name="Table1.A2" office:value-type="string">
            <text:p text:style-name="P7">10747</text:p>
          </table:table-cell>
          <table:table-cell table:style-name="Table1.A2" office:value-type="string">
            <text:p text:style-name="P7">30589</text:p>
          </table:table-cell>
          <table:table-cell table:style-name="Table1.I2" office:value-type="string">
            <text:p text:style-name="P7">59800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M43S</meta:editing-duration>
    <meta:editing-cycles>22</meta:editing-cycles>
    <meta:generator>LibreOffice/7.0.4.2$Linux_X86_64 LibreOffice_project/00$Build-2</meta:generator>
    <meta:creation-date>2021-02-11T10:59:54.903285377</meta:creation-date>
    <meta:initial-creator>J Cercy</meta:initial-creator>
    <dc:date>2021-05-06T11:27:35.744177477</dc:date>
    <dc:creator>J Cercy</dc:creator>
    <meta:document-statistic meta:table-count="2" meta:image-count="1" meta:object-count="3" meta:page-count="1" meta:paragraph-count="47" meta:word-count="262" meta:character-count="1519" meta:non-whitespace-character-count="1295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n>2</mn>
      </mrow>
      <mi>π</mi>
      <mi>R</mi>
    </mrow>
    <annotation encoding="StarMath 5.0">P = 2 %pi R</annotation>
  </semantics>
</math>
</file>

<file path=Object 3/content.xml><?xml version="1.0" encoding="utf-8"?>
<math xmlns="http://www.w3.org/1998/Math/MathML" display="block">
  <semantics>
    <mi>π</mi>
    <annotation encoding="StarMath 5.0">%pi</annotation>
  </semantics>
</math>
</file>